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342cm" style:rel-column-width="43721*"/>
    </style:style>
    <style:style style:name="Tabela3.B" style:family="table-column">
      <style:table-column-properties style:column-width="5.659cm" style:rel-column-width="218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11.333cm" style:rel-column-width="4369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83caff" fo:padding="0.097cm" fo:border="0.018cm solid #000000">
        <style:background-image/>
      </style:table-cell-properties>
    </style:style>
    <style:style style:name="Tabela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ff3300" fo:padding="0.097cm" fo:border="0.018cm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style:font-name="Arial" fo:font-size="16pt" style:font-size-asian="16pt" style:font-name-complex="Arial" style:font-size-complex="16pt"/>
    </style:style>
    <style:style style:name="P3" style:family="paragraph" style:parent-style-name="Table_20_Contents">
      <style:paragraph-properties fo:margin-top="0.101cm" fo:margin-bottom="0.101cm"/>
    </style:style>
    <style:style style:name="P4" style:family="paragraph" style:parent-style-name="Table_20_Contents">
      <style:paragraph-properties fo:margin-top="0.101cm" fo:margin-bottom="0.101cm" fo:text-align="start" style:justify-single-word="false"/>
    </style:style>
    <style:style style:name="P5" style:family="paragraph" style:parent-style-name="Table_20_Contents">
      <style:paragraph-properties fo:margin-top="0.101cm" fo:margin-bottom="0.101cm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top="0.101cm" fo:margin-bottom="0.10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</style:style>
    <style:style style:name="P8" style:family="paragraph" style:parent-style-name="Standard">
      <style:text-properties fo:font-variant="normal" fo:text-transform="none" fo:color="#222222" style:font-name="arial" fo:font-size="9.75pt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text-properties fo:color="#ff3333" fo:font-weight="normal" style:font-weight-asian="normal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0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21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cm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ucida Grande" fo:font-size="9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olitechnika Świętokrzyska w Kielcach</text:p>
            <text:p text:style-name="P1">Wydział Elektrotechniki, Automatyki i Informatyki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Laboratorium Programowanie Współbieżne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Temat:</text:p>
            <text:p text:style-name="P4"/>
            <text:p text:style-name="P6">Pamięć dzielona</text:p>
            <text:p text:style-name="P6"/>
          </table:table-cell>
          <table:table-cell table:style-name="Tabela3.B1" office:value-type="string">
            <text:p text:style-name="P3">Autor: <text:span text:style-name="T1">Mateusz Szcześniak</text:span> Grupa: <text:span text:style-name="T1">3ID12A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umer laboratorium: <text:span text:style-name="T1">7</text:span></text:p>
          </table:table-cell>
          <table:table-cell table:style-name="Tabela4.B1" office:value-type="string">
            <text:p text:style-name="P5">Data wykonania: <text:span text:style-name="T1">25.11.2014</text:span></text:p>
          </table:table-cell>
        </table:table-row>
      </table:table>
      <text:p text:style-name="Standard"/>
      <text:p text:style-name="Standard"/>
      <text:p text:style-name="Standard"/>
      <text:p text:style-name="P9"/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3"><text:span text:style-name="Strong_20_Emphasis"><text:span text:style-name="T2">Napisać program serwera który:</text:span></text:span></text:p>
            <text:list xml:id="list1553480037056665795" text:style-name="L1">
              <text:list-item>
                <text:list>
                  <text:list-item>
                    <text:p text:style-name="P17"><text:span text:style-name="T2">tworzy segment pamięci dzielonej o wielkości pozwalającej na zapis zmiennej typu </text:span><text:span text:style-name="Emphasis"><text:span text:style-name="T2">int (0,4p)</text:span></text:span></text:p>
                  </text:list-item>
                  <text:list-item>
                    <text:p text:style-name="P21">tworzy dwa semafory: 1 opuszczony, 2 opuszczony (0,4p)</text:p>
                  </text:list-item>
                  <text:list-item>
                    <text:p text:style-name="P21">w pętli wykonuje: opuszcza semafor 2, odczekuje losowy czas od 0 do 1 sekundy, wpisuje kolejną (poczynając od 1) liczbę do zmiennej dzielonej, podnosi semafor 1 (1,5p)</text:p>
                  </text:list-item>
                  <text:list-item>
                    <text:p text:style-name="P21">program powinien usuwać pamięć dzieloną i semafory po naciśnięciu ctrl^c (0,5p)</text:p>
                  </text:list-item>
                  <text:list-item>
                    <text:p text:style-name="P21">należy zadbać by tylko jeden program serwera tworzył semafory i pamięć (tryb exclusive) (0,2p)</text:p>
                  </text:list-item>
                </text:list>
              </text:list-item>
            </text:list>
            <text:list xml:id="list1464286040173941940" text:style-name="L2">
              <text:list-header>
                <text:p text:style-name="P18"><text:span text:style-name="Strong_20_Emphasis"><text:span text:style-name="T2">Napisać program klienta który:</text:span></text:span></text:p>
                <text:list>
                  <text:list-item>
                    <text:p text:style-name="P19">podłącza się do segmentów pamięci i semaforów (0,5)</text:p>
                  </text:list-item>
                  <text:list-item>
                    <text:p text:style-name="P22">w pętli (10 razy) podnosi semafor 2, opuszcza semafor 1, odczytuje wartość z pamięci dzielonej, wyświetla wartość, odczekuje losowy czas od 0 do 1 sekundy (1)</text:p>
                  </text:list-item>
                  <text:list-item>
                    <text:p text:style-name="P22">sprawdzić działanie kilku klientów naraz (0,5)</text:p>
                  </text:list-item>
                  <text:list-item>
                    <text:p text:style-name="P22">czy istnieje niebezpieczeństwo, że dwóch klientów dostanie tą samą liczbę?</text:p>
                  </text:list-item>
                </text:list>
              </text:list-header>
            </text:list>
            <text:p text:style-name="Table_20_Contents"/>
          </table:table-cell>
        </table:table-row>
        <table:table-row>
          <table:table-cell table:style-name="Tabela5.A2" office:value-type="string">
            <text:p text:style-name="P14">Plik naglowkowy „naglowek.h”</text:p>
            <text:p text:style-name="Table_20_Contents"/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>#include &lt;sys/types.h&gt;</text:p>
            <text:p text:style-name="Table_20_Contents">#include &lt;sys/ipc.h&gt;</text:p>
            <text:p text:style-name="Table_20_Contents">#include &lt;sys/shm.h&gt;</text:p>
            <text:p text:style-name="Table_20_Contents">#include &lt;sys/sem.h&gt;</text:p>
            <text:p text:style-name="Table_20_Contents">#include <text:s/>&lt;signal.h&gt;</text:p>
            <text:p text:style-name="Table_20_Contents">#define PERMS 0666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static struct sembuf op_lock1[1] = {</text:p>
            <text:p text:style-name="Table_20_Contents"><text:tab/>0, -1, 0<text:tab/></text:p>
            <text:p text:style-name="Table_20_Contents">};</text:p>
            <text:p text:style-name="Table_20_Contents"/>
            <text:p text:style-name="Table_20_Contents">static struct sembuf op_unlock1[1] = {</text:p>
            <text:p text:style-name="Table_20_Contents"><text:tab/>0, 1, 0<text:tab/></text:p>
            <text:p text:style-name="Table_20_Contents">};</text:p>
            <text:p text:style-name="Table_20_Contents"/>
            <text:p text:style-name="Table_20_Contents">static struct sembuf op_lock2[1] = {</text:p>
            <text:p text:style-name="Table_20_Contents"><text:tab/>1, -1, 0<text:tab/></text:p>
            <text:p text:style-name="Table_20_Contents">};</text:p>
            <text:p text:style-name="Table_20_Contents"/>
            <text:p text:style-name="Table_20_Contents">static struct sembuf op_unlock2[1] = {</text:p>
            <text:p text:style-name="Table_20_Contents"><text:tab/>1, 1, 0<text:tab/></text:p>
            <text:p text:style-name="Table_20_Contents">};</text:p>
            <text:p text:style-name="Table_20_Contents"/>
            <text:p text:style-name="Table_20_Contents">void blokuj_semafor1(int semid)</text:p>
            <text:p text:style-name="Table_20_Contents">{</text:p>
            <text:p text:style-name="Table_20_Contents"><text:tab/>if (semop(semid, &amp;op_lock1[0], 1)&lt;0)</text:p>
            <text:p text:style-name="Table_20_Contents"><text:tab/><text:tab/>perror("blad lokowania semafora");</text:p>
            <text:p text:style-name="Table_20_Contents">}</text:p>
            <text:p text:style-name="Table_20_Contents"/>
            <text:p text:style-name="Table_20_Contents">void odblokuj_semafor1(int semid)</text:p>
            <text:p text:style-name="Table_20_Contents"><text:soft-page-break/>{</text:p>
            <text:p text:style-name="Table_20_Contents"><text:tab/>if (semop(semid, &amp;op_unlock1[0], 1) &lt; 0)</text:p>
            <text:p text:style-name="Table_20_Contents"><text:tab/><text:tab/>perror("blad odlokowania semafora");</text:p>
            <text:p text:style-name="Table_20_Contents">}</text:p>
            <text:p text:style-name="Table_20_Contents"/>
            <text:p text:style-name="Table_20_Contents">void blokuj_semafor2(int semid)</text:p>
            <text:p text:style-name="Table_20_Contents">{</text:p>
            <text:p text:style-name="Table_20_Contents"><text:tab/>if (semop(semid, &amp;op_lock2[0], 1)&lt;0)</text:p>
            <text:p text:style-name="Table_20_Contents"><text:tab/><text:tab/>perror("blad lokowania semafora");</text:p>
            <text:p text:style-name="Table_20_Contents">}</text:p>
            <text:p text:style-name="Table_20_Contents"/>
            <text:p text:style-name="Table_20_Contents">void odblokuj_semafor2(int semid)</text:p>
            <text:p text:style-name="Table_20_Contents">{</text:p>
            <text:p text:style-name="Table_20_Contents"><text:tab/>if (semop(semid, &amp;op_unlock2[0], 1) &lt; 0)</text:p>
            <text:p text:style-name="Table_20_Contents"><text:tab/><text:tab/>perror("blad odlokowania semafora");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a5.A2" office:value-type="string">
            <text:p text:style-name="P14">Plik Kliencki „klient.c”</text:p>
            <text:p text:style-name="P14"/>
            <text:p text:style-name="P15">#include "naglowek.h"</text:p>
            <text:p text:style-name="P15"/>
            <text:p text:style-name="P15">char *shmp;</text:p>
            <text:p text:style-name="P15">int semid;</text:p>
            <text:p text:style-name="P15">int shmid; </text:p>
            <text:p text:style-name="P15"/>
            <text:p text:style-name="P15"/>
            <text:p text:style-name="P15">int main(){</text:p>
            <text:p text:style-name="P15"/>
            <text:p text:style-name="P15"><text:tab/>srand(getpid());</text:p>
            <text:p text:style-name="P15"/>
            <text:p text:style-name="P15"><text:tab/>int shmid= shmget(ftok("serwer.c",3), sizeof(int),PERMS);</text:p>
            <text:p text:style-name="P15"><text:tab/>if (shmid==-1){</text:p>
            <text:p text:style-name="P15"><text:tab/><text:tab/>perror("Blad tworzenia pamieci dzielonej");</text:p>
            <text:p text:style-name="P15"><text:tab/><text:tab/>exit(0);</text:p>
            <text:p text:style-name="P15"><text:tab/>}</text:p>
            <text:p text:style-name="P15"/>
            <text:p text:style-name="P15"><text:tab/>char *shmp = shmat(shmid,0, 0);</text:p>
            <text:p text:style-name="P15"><text:tab/>if (shmp==NULL){</text:p>
            <text:p text:style-name="P15"><text:tab/><text:tab/>perror("Blad dolaczania pamieci dzielonej");</text:p>
            <text:p text:style-name="P15"><text:tab/><text:tab/>exit(0);</text:p>
            <text:p text:style-name="P15"><text:tab/>}</text:p>
            <text:p text:style-name="P15"/>
            <text:p text:style-name="P15"><text:tab/>semid = semget(ftok("serwer.c",3), 2, PERMS);</text:p>
            <text:p text:style-name="P15"><text:tab/>if <text:s/>(semid &lt; 0){</text:p>
            <text:p text:style-name="P15"><text:tab/><text:tab/>perror("blad tworzenia zbioru semaforow");</text:p>
            <text:p text:style-name="P15"><text:tab/>}</text:p>
            <text:p text:style-name="P15"/>
            <text:p text:style-name="P15"><text:soft-page-break/><text:tab/>int liczba;</text:p>
            <text:p text:style-name="P15"><text:tab/>int i;</text:p>
            <text:p text:style-name="P15"><text:tab/>for(i=0;i&lt;10;i++){ </text:p>
            <text:p text:style-name="P15"/>
            <text:p text:style-name="P15"><text:tab/><text:tab/>odblokuj_semafor2(semid);</text:p>
            <text:p text:style-name="P15"><text:tab/><text:tab/>blokuj_semafor1(semid);</text:p>
            <text:p text:style-name="P15"><text:tab/><text:tab/>liczba=*shmp;</text:p>
            <text:p text:style-name="P15"><text:tab/><text:tab/>printf("Liczba= %d\n",liczba);</text:p>
            <text:p text:style-name="P15"><text:tab/><text:tab/>int time=rand()%1000001;</text:p>
            <text:p text:style-name="P15"><text:tab/><text:tab/>usleep(time);</text:p>
            <text:p text:style-name="P15"><text:tab/>}</text:p>
            <text:p text:style-name="P15"><text:tab/>shmdt(shmp);</text:p>
            <text:p text:style-name="P15"/>
            <text:p text:style-name="P15"><text:tab/>return 0;</text:p>
            <text:p text:style-name="P15">}</text:p>
          </table:table-cell>
        </table:table-row>
        <table:table-row>
          <table:table-cell table:style-name="Tabela5.A2" office:value-type="string">
            <text:p text:style-name="P14">Plik Serwera „serwer.c”</text:p>
            <text:p text:style-name="P14"/>
            <text:p text:style-name="P15">#include "naglowek.h"</text:p>
            <text:p text:style-name="P15"/>
            <text:p text:style-name="P15"/>
            <text:p text:style-name="P15">char *shmp;</text:p>
            <text:p text:style-name="P15">int semid;</text:p>
            <text:p text:style-name="P15">int shmid; </text:p>
            <text:p text:style-name="P15">int run=1;</text:p>
            <text:p text:style-name="P15"/>
            <text:p text:style-name="P15">void oblsluga_zakonczenia_serwera(int nr_sig)</text:p>
            <text:p text:style-name="P15">{</text:p>
            <text:p text:style-name="P15"><text:tab/>printf("Koncze serwer\n");</text:p>
            <text:p text:style-name="P15"><text:tab/>run=0;</text:p>
            <text:p text:style-name="P15"/>
            <text:p text:style-name="P15"><text:tab/>if(shmdt(shmp)&lt;0) perror("Blad odlaczania pamieci dzielonej");</text:p>
            <text:p text:style-name="P15"><text:tab/>if(semctl(semid,0,IPC_RMID,0)&lt;0) perror("Blad usuwania zbioru semaforow");</text:p>
            <text:p text:style-name="P15"><text:tab/>if(shmctl(shmid,IPC_RMID,NULL)&lt;0) perror("Blad usuwania pamieci dzielonej");</text:p>
            <text:p text:style-name="P15"><text:tab/>exit(1);</text:p>
            <text:p text:style-name="P15">}</text:p>
            <text:p text:style-name="P15"/>
            <text:p text:style-name="P15"/>
            <text:p text:style-name="P15">int main(){</text:p>
            <text:p text:style-name="P15"><text:tab/>signal(SIGINT,oblsluga_zakonczenia_serwera);</text:p>
            <text:p text:style-name="P15"><text:tab/>srand(getpid());</text:p>
            <text:p text:style-name="P15"/>
            <text:p text:style-name="P15"><text:tab/>shmid= shmget(ftok("serwer.c",3), sizeof(int),IPC_CREAT | IPC_EXCL | PERMS);</text:p>
            <text:p text:style-name="P15"><text:tab/>if (shmid==-1){</text:p>
            <text:p text:style-name="P15"><text:tab/><text:tab/>perror("Blad tworzenia pamieci dzielonej");</text:p>
            <text:p text:style-name="P15"><text:tab/>}</text:p>
            <text:p text:style-name="P15"/>
            <text:p text:style-name="P15"><text:tab/>shmp = shmat(shmid,0, 0);</text:p>
            <text:p text:style-name="P15"><text:tab/>if (shmp==NULL){</text:p>
            <text:p text:style-name="P15"><text:tab/><text:tab/>perror("Blad dolaczania pamieci dzielonej");</text:p>
            <text:p text:style-name="P15"/>
            <text:p text:style-name="P15"><text:tab/>}</text:p>
            <text:p text:style-name="P15"><text:soft-page-break/></text:p>
            <text:p text:style-name="P15"><text:tab/>semid = semget(ftok("serwer.c",3), 2, IPC_CREAT | PERMS);</text:p>
            <text:p text:style-name="P15"><text:tab/>if <text:s/>(semid &lt; 0){</text:p>
            <text:p text:style-name="P15"><text:tab/><text:tab/>perror("blad tworzenia zbioru semaforow");</text:p>
            <text:p text:style-name="P15"><text:tab/>}</text:p>
            <text:p text:style-name="P15"/>
            <text:p text:style-name="P15"><text:tab/>int liczba=1;</text:p>
            <text:p text:style-name="P15"><text:tab/>while(run){</text:p>
            <text:p text:style-name="P15"/>
            <text:p text:style-name="P15"><text:tab/><text:tab/>blokuj_semafor2(semid);</text:p>
            <text:p text:style-name="P15"/>
            <text:p text:style-name="P15"><text:tab/><text:tab/>int time=rand()%1000001;</text:p>
            <text:p text:style-name="P15"><text:tab/><text:tab/>printf("Spie przez %d\n",time);</text:p>
            <text:p text:style-name="P15"><text:tab/><text:tab/>*shmp=liczba;</text:p>
            <text:p text:style-name="P15"><text:tab/><text:tab/>liczba++;</text:p>
            <text:p text:style-name="P15"/>
            <text:p text:style-name="P15"><text:tab/><text:tab/>odblokuj_semafor1(semid);</text:p>
            <text:p text:style-name="P15"><text:tab/><text:tab/>usleep(time);</text:p>
            <text:p text:style-name="P15"/>
            <text:p text:style-name="P15"><text:tab/>}</text:p>
            <text:p text:style-name="P15"/>
            <text:p text:style-name="P15"/>
            <text:p text:style-name="P15"><text:tab/>return 0;</text:p>
            <text:p text:style-name="P15">}</text:p>
          </table:table-cell>
        </table:table-row>
        <table:table-row>
          <table:table-cell table:style-name="Tabela5.A2" office:value-type="string">
            <text:p text:style-name="P16">Klienci nie powinni dostać tej samej liczby, ponieważ jest synchronizacja.</text:p>
          </table:table-cell>
        </table:table-row>
        <table:table-row>
          <table:table-cell table:style-name="Tabela5.A2" office:value-type="string">
            <text:p text:style-name="P8">SERWER</text:p>
            <text:p text:style-name="P12"><text:line-break/>70107@st14-lab312:~/lab7$ ./serwer<text:line-break/>Spie przez 608881<text:line-break/>Spie przez 710416<text:line-break/>Spie przez 922659<text:line-break/>Spie przez 193779<text:line-break/>Spie przez 75908<text:line-break/>Spie przez 228664<text:line-break/>Spie przez 704450<text:line-break/>Spie przez 82441<text:line-break/>Spie przez 528913<text:line-break/>Spie przez 949433<text:line-break/>Spie przez 599377<text:line-break/>Spie przez 637693<text:line-break/>Spie przez 742162<text:line-break/>Spie przez 442883<text:line-break/>Spie przez 160442<text:line-break/>Spie przez 405717<text:line-break/>Spie przez 775824<text:line-break/>Spie przez 722634<text:line-break/>Spie przez 925036<text:line-break/>Spie przez 627743<text:line-break/>Spie przez 634980<text:line-break/>Spie przez 780233<text:line-break/>Spie przez 912688<text:line-break/>Spie przez 912486<text:line-break/>Spie przez 449031<text:line-break/>Spie przez 39748<text:line-break/>Spie przez 552683<text:line-break/>Spie przez 667747<text:line-break/>Spie przez 402083<text:line-break/><text:soft-page-break/>Spie przez 590160<text:line-break/>^CKoncze serwer</text:p>
            <text:p text:style-name="P11">KLIENT 1</text:p>
            <text:p text:style-name="P12"><text:line-break/>70107@st14-lab312:~/lab7$ ./klient<text:line-break/>Liczba= 1<text:line-break/>Liczba= 2<text:line-break/>Liczba= 3<text:line-break/>Liczba= 4<text:line-break/>Liczba= 5<text:line-break/>Liczba= 6<text:line-break/>Liczba= 7<text:line-break/>Liczba= 8<text:line-break/>Liczba= 9<text:line-break/>Liczba= 10<text:line-break/>70107@st14-lab312:~/lab7$ ./klient<text:line-break/>Liczba= 17<text:line-break/>Liczba= 18<text:line-break/>Liczba= 20<text:line-break/>Liczba= 22<text:line-break/>Liczba= 24<text:line-break/>Liczba= 26<text:line-break/>Liczba= 27<text:line-break/>Liczba= 28<text:line-break/>Liczba= 29<text:line-break/>Liczba= 30<text:line-break/>70107@st14-lab312:~/lab7$ <text:line-break/><text:line-break/><text:line-break/></text:p>
            <text:p text:style-name="P11">KLIENT 2</text:p>
            <text:p text:style-name="P10"><text:line-break/>70107@st14-lab312:~/lab7$ ./klient<text:line-break/>Liczba= 11<text:line-break/>Liczba= 12<text:line-break/>Liczba= 13<text:line-break/>Liczba= 14<text:line-break/>Liczba= 15<text:line-break/>Liczba= 16<text:line-break/>Liczba= 19<text:line-break/>Liczba= 21<text:line-break/>Liczba= 23<text:line-break/>Liczba= 25</text:p>
            <text:p text:style-name="P15"/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list xml:id="list5696104480187894757" text:style-name="L3">
              <text:list-item>
                <text:p text:style-name="P20"><text:span text:style-name="Emphasis"><text:span text:style-name="T2">Wnioski</text:span>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7">Na laboratorium nr 7 nauczyłem się używać pamięci dzielonej która może być przydatna przy wymianie informacji między procesami. Pamięć dzielona musi być dodatkowo synchronizowana np. przez semafory. Laboratorium nie sprawiło mi większych problemów.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24:18.34</meta:creation-date>
    <dc:date>2014-11-25T17:35:18.46</dc:date>
    <meta:editing-duration>PT1H4M47S</meta:editing-duration>
    <meta:editing-cycles>6</meta:editing-cycles>
    <meta:generator>OpenOffice/4.0.1$Win32 OpenOffice.org_project/401m5$Build-9714</meta:generator>
    <meta:document-statistic meta:table-count="6" meta:image-count="0" meta:object-count="0" meta:page-count="6" meta:paragraph-count="146" meta:word-count="661" meta:character-count="5012"/>
  </office:meta>
</office:document-meta>
</file>